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1" svg:font-family="Arial2"/>
    <style:font-face style:name="Calibri" svg:font-family="Calibri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0.367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3.397cm"/>
    </style:style>
    <style:style style:name="co4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2.745cm"/>
    </style:style>
    <style:style style:name="co18" style:family="table-column">
      <style:table-column-properties fo:break-before="auto" style:column-width="2.944cm"/>
    </style:style>
    <style:style style:name="co19" style:family="table-column">
      <style:table-column-properties fo:break-before="auto" style:column-width="2.66cm"/>
    </style:style>
    <style:style style:name="co20" style:family="table-column">
      <style:table-column-properties fo:break-before="auto" style:column-width="7.814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8.322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2.249cm"/>
    </style:style>
    <style:style style:name="co26" style:family="table-column">
      <style:table-column-properties fo:break-before="auto" style:column-width="2.328cm"/>
    </style:style>
    <style:style style:name="ro5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75" style:family="table-cell" style:parent-style-name="Default" style:data-style-name="N2"/>
    <style:style style:name="ce1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4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4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78" style:family="table-cell" style:parent-style-name="Default" style:data-style-name="N0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79" style:family="table-cell" style:parent-style-name="Default" style:data-style-name="N0">
      <style:text-properties fo:font-weight="bold" style:font-weight-asian="bold" style:font-weight-complex="bold"/>
    </style:style>
    <style:style style:name="ce280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81" style:family="table-cell" style:parent-style-name="Default" style:data-style-name="N2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82" style:family="table-cell" style:parent-style-name="Default" style:data-style-name="N2">
      <style:text-properties fo:font-weight="bold" style:font-weight-asian="bold" style:font-weight-complex="bold"/>
    </style:style>
    <style:style style:name="ce28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87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288" style:family="table-cell" style:parent-style-name="Normal_20_2" style:data-style-name="N4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89" style:family="table-cell" style:parent-style-name="Normal_20_2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90" style:family="table-cell" style:parent-style-name="Default" style:data-style-name="N3">
      <style:table-cell-properties fo:border="0.06pt solid #000000"/>
    </style:style>
    <style:style style:name="ce29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93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294" style:family="table-cell" style:parent-style-name="Default" style:data-style-name="N2">
      <style:text-properties fo:font-size="15pt" style:font-size-asian="15pt" style:font-size-complex="15pt"/>
    </style:style>
    <style:style style:name="ce29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96" style:family="table-cell" style:parent-style-name="Comma" style:data-style-name="N4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97" style:family="table-cell" style:parent-style-name="Comma" style:data-style-name="N3">
      <style:table-cell-properties fo:background-color="transparent" fo:border="0.06pt solid #000000" style:vertical-align="automatic"/>
    </style:style>
    <style:style style:name="ce298" style:family="table-cell" style:parent-style-name="Comma" style:data-style-name="N2">
      <style:table-cell-properties fo:background-color="transparent" style:vertical-align="automatic"/>
    </style:style>
    <style:style style:name="ce299" style:family="table-cell" style:parent-style-name="Comma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30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0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5" style:family="table-cell" style:parent-style-name="Comma" style:data-style-name="N4">
      <style:table-cell-properties fo:border-bottom="none" fo:background-color="#ffff00" fo:border-left="0.06pt solid #000000" fo:border-right="0.06pt solid #000000" fo:border-top="none" style:vertical-align="automatic"/>
    </style:style>
    <style:style style:name="ce306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307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308" style:family="table-cell" style:parent-style-name="Default" style:data-style-name="N3"/>
    <style:style style:name="ce30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1" style:family="table-cell" style:parent-style-name="Comma" style:data-style-name="N3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312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31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14" style:family="table-cell" style:parent-style-name="Default" style:data-style-name="N0">
      <style:text-properties fo:font-size="15pt" style:font-size-asian="15pt" style:font-size-complex="15pt"/>
    </style:style>
    <style:style style:name="ce31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1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1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1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20" style:family="table-cell" style:parent-style-name="Percent" style:data-style-name="N119">
      <style:table-cell-properties fo:border-bottom="0.06pt solid #000000" fo:background-color="transparent" fo:border-left="none" fo:border-right="none" fo:border-top="0.06pt solid #000000" style:vertical-align="automatic"/>
    </style:style>
    <style:style style:name="ce32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2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24" style:family="table-cell" style:parent-style-name="Default" style:data-style-name="N3">
      <style:text-properties fo:font-size="15pt" style:font-size-asian="15pt" style:font-size-complex="15pt"/>
    </style:style>
    <style:style style:name="ce325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6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27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328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/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23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1" fo:font-size="8pt" style:font-name-asian="Arial21" style:font-size-asian="8pt" style:font-name-complex="Arial21" style:font-size-complex="8pt"/>
    </style:style>
    <style:style style:name="ce10" style:family="table-cell" style:parent-style-name="Default" style:data-style-name="N12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1" fo:font-size="8pt" style:font-name-asian="Arial21" style:font-size-asian="8pt" style:font-name-complex="Arial21" style:font-size-complex="8pt"/>
    </style:style>
    <style:style style:name="ce11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1" fo:font-size="8pt" style:font-name-asian="Arial21" style:font-size-asian="8pt" style:font-name-complex="Arial21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1" fo:font-size="8pt" style:font-name-asian="Arial21" style:font-size-asian="8pt" style:font-name-complex="Arial21" style:font-size-complex="8pt"/>
    </style:style>
    <style:style style:name="ce41" style:family="table-cell" style:parent-style-name="Default" style:data-style-name="N12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3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1" fo:font-size="10pt" style:font-name-asian="Arial21" style:font-size-asian="10pt" style:font-name-complex="Arial21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1" fo:font-size="10pt" style:font-name-asian="Arial21" style:font-size-asian="10pt" style:font-name-complex="Arial21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82" style:family="table-cell" style:parent-style-name="Default" style:data-style-name="N12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83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1" fo:font-size="10pt" style:font-name-asian="Arial21" style:font-size-asian="10pt" style:font-name-complex="Arial21" style:font-size-complex="10pt"/>
    </style:style>
    <style:style style:name="ce31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1" fo:font-size="10pt" style:font-name-asian="Arial21" style:font-size-asian="10pt" style:font-name-complex="Arial21" style:font-size-complex="10pt"/>
    </style:style>
    <style:style style:name="ce85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2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1" fo:font-size="10pt" style:font-name-asian="Arial21" style:font-size-asian="10pt" style:font-name-complex="Arial21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style:font-name-asian="Arial21" style:font-size-asian="10pt" style:font-name-complex="Arial21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1" fo:font-size="10pt" style:font-name-asian="Arial21" style:font-size-asian="10pt" style:font-name-complex="Arial21" style:font-size-complex="10pt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" style:family="table-cell" style:parent-style-name="Default" style:data-style-name="N12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1" style:family="table-cell" style:parent-style-name="Default" style:data-style-name="N185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1" fo:font-size="10pt" style:font-name-asian="Arial21" style:font-size-asian="10pt" style:font-name-complex="Arial21" style:font-size-complex="10pt"/>
    </style:style>
    <style:style style:name="ce92" style:family="table-cell" style:parent-style-name="Default" style:data-style-name="N185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1" fo:font-size="10pt" style:font-name-asian="Arial21" style:font-size-asian="10pt" style:font-name-complex="Arial21" style:font-size-complex="10pt"/>
    </style:style>
    <style:style style:name="ce93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94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5" style:family="table-cell" style:parent-style-name="Default" style:data-style-name="N185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6" style:family="table-cell" style:parent-style-name="Default" style:data-style-name="N18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00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01" style:family="table-cell" style:parent-style-name="Comma" style:data-style-name="N185">
      <style:table-cell-properties fo:border-bottom="none" fo:background-color="#ffffff" fo:border-left="0.06pt solid #000000" fo:border-right="0.06pt solid #000000" fo:border-top="none" style:vertical-align="automatic"/>
    </style:style>
    <style:style style:name="ce102" style:family="table-cell" style:parent-style-name="Comma" style:data-style-name="N18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0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07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9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16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185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27" style:family="table-cell" style:parent-style-name="Default" style:data-style-name="N124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1" fo:font-size="8pt" style:font-name-asian="Arial21" style:font-size-asian="8pt" style:font-name-complex="Arial21" style:font-size-complex="8pt"/>
    </style:style>
    <style:style style:name="ce128" style:family="table-cell" style:parent-style-name="Default" style:data-style-name="N12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1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 style:data-style-name="N124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1" fo:font-size="10pt" style:font-name-asian="Arial21" style:font-size-asian="10pt" style:font-name-complex="Arial21" style:font-size-complex="10pt"/>
    </style:style>
    <style:style style:name="ce131" style:family="table-cell" style:parent-style-name="Default" style:data-style-name="N12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2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7" style:family="table-cell" style:parent-style-name="Default" style:data-style-name="N18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138" style:family="table-cell" style:parent-style-name="Default" style:data-style-name="N18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145" style:family="table-cell" style:parent-style-name="Comma" style:data-style-name="N18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3" style:family="table-cell" style:parent-style-name="Excel_20_Built-in_20_Comma" style:data-style-name="N18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5" style:family="table-cell" style:parent-style-name="Excel_20_Built-in_20_Comma" style:data-style-name="N18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6" style:family="table-cell" style:parent-style-name="Default" style:data-style-name="N18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7" style:family="table-cell" style:parent-style-name="Excel_20_Built-in_20_Comma" style:data-style-name="N18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58" style:family="table-cell" style:parent-style-name="Default" style:data-style-name="N18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225" style:family="table-cell" style:parent-style-name="Default" style:data-style-name="N0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26" style:family="table-cell" style:parent-style-name="Default" style:data-style-name="N0">
      <style:text-properties fo:font-weight="bold" style:font-weight-asian="bold" style:font-weight-complex="bold"/>
    </style:style>
    <style:style style:name="ce227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28" style:family="table-cell" style:parent-style-name="Default" style:data-style-name="N2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29" style:family="table-cell" style:parent-style-name="Default" style:data-style-name="N2">
      <style:text-properties fo:font-weight="bold" style:font-weight-asian="bold" style:font-weight-complex="bold"/>
    </style:style>
    <style:style style:name="ce230" style:family="table-cell" style:parent-style-name="Default" style:data-style-name="N2"/>
    <style:style style:name="ce2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3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3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4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235" style:family="table-cell" style:parent-style-name="Normal_20_2" style:data-style-name="N4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36" style:family="table-cell" style:parent-style-name="Normal_20_2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37" style:family="table-cell" style:parent-style-name="Default" style:data-style-name="N3">
      <style:table-cell-properties fo:border="0.06pt solid #000000"/>
    </style:style>
    <style:style style:name="ce23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3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0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241" style:family="table-cell" style:parent-style-name="Default" style:data-style-name="N2">
      <style:text-properties fo:font-size="15pt" style:font-size-asian="15pt" style:font-size-complex="15pt"/>
    </style:style>
    <style:style style:name="ce242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3" style:family="table-cell" style:parent-style-name="Comma" style:data-style-name="N4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46" style:family="table-cell" style:parent-style-name="Comma" style:data-style-name="N3">
      <style:table-cell-properties fo:background-color="transparent" fo:border="0.06pt solid #000000" style:vertical-align="automatic"/>
    </style:style>
    <style:style style:name="ce247" style:family="table-cell" style:parent-style-name="Comma" style:data-style-name="N2">
      <style:table-cell-properties fo:background-color="transparent" style:vertical-align="automatic"/>
    </style:style>
    <style:style style:name="ce248" style:family="table-cell" style:parent-style-name="Comma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5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5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4" style:family="table-cell" style:parent-style-name="Comma" style:data-style-name="N4">
      <style:table-cell-properties fo:border-bottom="none" fo:background-color="#ffff00" fo:border-left="0.06pt solid #000000" fo:border-right="0.06pt solid #000000" fo:border-top="none" style:vertical-align="automatic"/>
    </style:style>
    <style:style style:name="ce255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56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257" style:family="table-cell" style:parent-style-name="Default" style:data-style-name="N3"/>
    <style:style style:name="ce25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5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60" style:family="table-cell" style:parent-style-name="Comma" style:data-style-name="N3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61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62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63" style:family="table-cell" style:parent-style-name="Default" style:data-style-name="N0">
      <style:text-properties fo:font-size="15pt" style:font-size-asian="15pt" style:font-size-complex="15pt"/>
    </style:style>
    <style:style style:name="ce264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6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6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6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69" style:family="table-cell" style:parent-style-name="Percent" style:data-style-name="N119">
      <style:table-cell-properties fo:border-bottom="0.06pt solid #000000" fo:background-color="transparent" fo:border-left="none" fo:border-right="none" fo:border-top="0.06pt solid #000000" style:vertical-align="automatic"/>
    </style:style>
    <style:style style:name="ce27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7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73" style:family="table-cell" style:parent-style-name="Default" style:data-style-name="N3">
      <style:text-properties fo:font-size="15pt" style:font-size-asian="15pt" style:font-size-complex="15pt"/>
    </style:style>
    <style:style style:name="ce27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75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276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277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4" table:default-cell-style-name="ce1"/>
        <table:table-column table:style-name="co25" table:number-columns-repeated="1007" table:default-cell-style-name="ce1"/>
        <table:table-column table:style-name="co26" table:default-cell-style-name="ce1"/>
        <table:table-column table:style-name="co10" table:number-columns-repeated="3" table:default-cell-style-name="ce1"/>
        <table:table-row table:style-name="ro3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91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7101" calcext:value-type="float" table:number-columns-spanned="2" table:number-rows-spanned="1">
            <text:p>7101</text:p>
          </table:table-cell>
          <table:covered-table-cell table:style-name="ce12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92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12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gresos por Ventas</text:p>
          </table:table-cell>
          <table:covered-table-cell table:number-columns-repeated="4" table:style-name="ce112"/>
          <table:covered-table-cell table:style-name="ce192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12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92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12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92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12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132"/>
          <table:covered-table-cell table:style-name="ce143"/>
          <table:covered-table-cell table:number-columns-repeated="2" table:style-name="ce132"/>
          <table:table-cell table:number-columns-repeated="1013"/>
        </table:table-row>
        <table:table-row table:style-name="ro4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123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123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123"/>
          <table:table-cell table:style-name="ce15" office:value-type="date" office:date-value="2020-12-31" calcext:value-type="date">
            <text:p>31-dic-20</text:p>
          </table:table-cell>
          <table:covered-table-cell table:style-name="ce123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91" table:number-columns-repeated="3"/>
          <table:table-cell table:style-name="ce116"/>
          <table:table-cell table:style-name="ce127"/>
          <table:table-cell table:style-name="ce103"/>
          <table:table-cell table:style-name="ce137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8"/>
          <table:table-cell table:style-name="ce92" table:number-columns-repeated="3"/>
          <table:table-cell table:style-name="ce117"/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38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26"/>
          <table:table-cell table:style-name="ce93" office:value-type="float" office:value="405129.81" calcext:value-type="float">
            <text:p>405,130</text:p>
          </table:table-cell>
          <table:table-cell table:style-name="ce94" table:number-columns-repeated="2"/>
          <table:table-cell table:style-name="ce93" table:formula="of:=[.D11]+[.E11]-[.F11]" office:value-type="float" office:value="405129.81" calcext:value-type="float">
            <text:p>405,130</text:p>
          </table:table-cell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145" office:value-type="float" office:value="478657.57" calcext:value-type="float">
            <text:p>478,658</text:p>
          </table:table-cell>
          <table:table-cell table:style-name="ce156" table:formula="of:=+[.G11]-[.J11]" office:value-type="float" office:value="-73527.76" calcext:value-type="float">
            <text:p>(73,528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34"/>
          <table:table-cell table:style-name="ce94" office:value-type="float" office:value="1421662.17" calcext:value-type="float">
            <text:p>1,421,662</text:p>
          </table:table-cell>
          <table:table-cell table:style-name="ce94" table:number-columns-repeated="2"/>
          <table:table-cell table:style-name="ce93" table:formula="of:=[.D12]+[.E12]-[.F12]" office:value-type="float" office:value="1421662.17" calcext:value-type="float">
            <text:p>1,421,662</text:p>
          </table:table-cell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94" office:value-type="float" office:value="1724196.95" calcext:value-type="float">
            <text:p>1,724,197</text:p>
          </table:table-cell>
          <table:table-cell table:style-name="ce156" table:formula="of:=+[.G12]-[.J12]" office:value-type="float" office:value="-302534.78" calcext:value-type="float">
            <text:p>(302,535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34"/>
          <table:table-cell table:style-name="ce94" office:value-type="float" office:value="66342.15" calcext:value-type="float">
            <text:p>66,342</text:p>
          </table:table-cell>
          <table:table-cell table:style-name="ce94" table:number-columns-repeated="2"/>
          <table:table-cell table:style-name="ce93" table:formula="of:=[.D13]+[.E13]-[.F13]" office:value-type="float" office:value="66342.15" calcext:value-type="float">
            <text:p>66,342</text:p>
          </table:table-cell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94" office:value-type="float" office:value="174678.6" calcext:value-type="float">
            <text:p>174,679</text:p>
          </table:table-cell>
          <table:table-cell table:style-name="ce156" table:formula="of:=+[.G13]-[.J13]" office:value-type="float" office:value="-108336.45" calcext:value-type="float">
            <text:p>(108,336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34"/>
          <table:table-cell table:style-name="ce94" office:value-type="float" office:value="22664.46" calcext:value-type="float">
            <text:p>22,664</text:p>
          </table:table-cell>
          <table:table-cell table:style-name="ce94" table:number-columns-repeated="2"/>
          <table:table-cell table:style-name="ce93" table:formula="of:=[.D14]+[.E14]-[.F14]" office:value-type="float" office:value="22664.46" calcext:value-type="float">
            <text:p>22,664</text:p>
          </table:table-cell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94" office:value-type="float" office:value="27223.23" calcext:value-type="float">
            <text:p>27,223</text:p>
          </table:table-cell>
          <table:table-cell table:style-name="ce156" table:formula="of:=+[.G14]-[.J14]" office:value-type="float" office:value="-4558.77" calcext:value-type="float">
            <text:p>(4,559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34"/>
          <table:table-cell table:style-name="ce94" office:value-type="float" office:value="59237.36" calcext:value-type="float">
            <text:p>59,237</text:p>
          </table:table-cell>
          <table:table-cell table:style-name="ce94" table:number-columns-repeated="2"/>
          <table:table-cell table:style-name="ce93" table:formula="of:=[.D15]+[.E15]-[.F15]" office:value-type="float" office:value="59237.36" calcext:value-type="float">
            <text:p>59,237</text:p>
          </table:table-cell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94" office:value-type="float" office:value="29241.3" calcext:value-type="float">
            <text:p>29,241</text:p>
          </table:table-cell>
          <table:table-cell table:style-name="ce156" table:formula="of:=+[.G15]-[.J15]" office:value-type="float" office:value="29996.06" calcext:value-type="float">
            <text:p>29,996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16]+[.E16]-[.F16]" office:value-type="float" office:value="0" calcext:value-type="float">
            <text:p>0</text:p>
          </table:table-cell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94" office:value-type="float" office:value="2741.4" calcext:value-type="float">
            <text:p>2,741</text:p>
          </table:table-cell>
          <table:table-cell table:style-name="ce156" table:formula="of:=+[.G16]-[.J16]" office:value-type="float" office:value="-2741.4" calcext:value-type="float">
            <text:p>(2,741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17]+[.E17]-[.F17]" office:value-type="float" office:value="0" calcext:value-type="float">
            <text:p>0</text:p>
          </table:table-cell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94" office:value-type="float" office:value="928" calcext:value-type="float">
            <text:p>928</text:p>
          </table:table-cell>
          <table:table-cell table:style-name="ce156" table:formula="of:=+[.G17]-[.J17]" office:value-type="float" office:value="-928" calcext:value-type="float">
            <text:p>(928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18]+[.E18]-[.F18]" office:value-type="float" office:value="0" calcext:value-type="float">
            <text:p>0</text:p>
          </table:table-cell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94" office:value-type="float" office:value="12303.66" calcext:value-type="float">
            <text:p>12,304</text:p>
          </table:table-cell>
          <table:table-cell table:style-name="ce156" table:formula="of:=+[.G18]-[.J18]" office:value-type="float" office:value="-12303.66" calcext:value-type="float">
            <text:p>(12,304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34"/>
          <table:table-cell table:style-name="ce94" office:value-type="float" office:value="13961354.21" calcext:value-type="float">
            <text:p>13,961,354</text:p>
          </table:table-cell>
          <table:table-cell table:style-name="ce94" table:number-columns-repeated="2"/>
          <table:table-cell table:style-name="ce93" table:formula="of:=[.D19]+[.E19]-[.F19]" office:value-type="float" office:value="13961354.21" calcext:value-type="float">
            <text:p>13,961,354</text:p>
          </table:table-cell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94" office:value-type="float" office:value="14673106.71" calcext:value-type="float">
            <text:p>14,673,107</text:p>
          </table:table-cell>
          <table:table-cell table:style-name="ce156" table:formula="of:=+[.G19]-[.J19]" office:value-type="float" office:value="-711752.5" calcext:value-type="float">
            <text:p>(711,753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20]+[.E20]-[.F20]" office:value-type="float" office:value="0" calcext:value-type="float">
            <text:p>0</text:p>
          </table:table-cell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94" office:value-type="float" office:value="603.87" calcext:value-type="float">
            <text:p>604</text:p>
          </table:table-cell>
          <table:table-cell table:style-name="ce156" table:formula="of:=+[.G20]-[.J20]" office:value-type="float" office:value="-603.87" calcext:value-type="float">
            <text:p>(604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34"/>
          <table:table-cell table:style-name="ce94" office:value-type="float" office:value="946502.35" calcext:value-type="float">
            <text:p>946,502</text:p>
          </table:table-cell>
          <table:table-cell table:style-name="ce94" table:number-columns-repeated="2"/>
          <table:table-cell table:style-name="ce93" table:formula="of:=[.D21]+[.E21]-[.F21]" office:value-type="float" office:value="946502.35" calcext:value-type="float">
            <text:p>946,502</text:p>
          </table:table-cell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94" office:value-type="float" office:value="869033.88" calcext:value-type="float">
            <text:p>869,034</text:p>
          </table:table-cell>
          <table:table-cell table:style-name="ce156" table:formula="of:=+[.G21]-[.J21]" office:value-type="float" office:value="77468.47" calcext:value-type="float">
            <text:p>77,46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34"/>
          <table:table-cell table:style-name="ce94" office:value-type="float" office:value="14146.4" calcext:value-type="float">
            <text:p>14,146</text:p>
          </table:table-cell>
          <table:table-cell table:style-name="ce94" table:number-columns-repeated="2"/>
          <table:table-cell table:style-name="ce93" table:formula="of:=[.D22]+[.E22]-[.F22]" office:value-type="float" office:value="14146.4" calcext:value-type="float">
            <text:p>14,146</text:p>
          </table:table-cell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94" office:value-type="float" office:value="1123.3" calcext:value-type="float">
            <text:p>1,123</text:p>
          </table:table-cell>
          <table:table-cell table:style-name="ce156" table:formula="of:=+[.G22]-[.J22]" office:value-type="float" office:value="13023.1" calcext:value-type="float">
            <text:p>13,02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34"/>
          <table:table-cell table:style-name="ce94" office:value-type="float" office:value="47686.09" calcext:value-type="float">
            <text:p>47,686</text:p>
          </table:table-cell>
          <table:table-cell table:style-name="ce94" table:number-columns-repeated="2"/>
          <table:table-cell table:style-name="ce93" table:formula="of:=[.D23]+[.E23]-[.F23]" office:value-type="float" office:value="47686.09" calcext:value-type="float">
            <text:p>47,686</text:p>
          </table:table-cell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94" office:value-type="float" office:value="67212.67" calcext:value-type="float">
            <text:p>67,213</text:p>
          </table:table-cell>
          <table:table-cell table:style-name="ce156" table:formula="of:=+[.G23]-[.J23]" office:value-type="float" office:value="-19526.58" calcext:value-type="float">
            <text:p>(19,527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24]+[.E24]-[.F24]" office:value-type="float" office:value="0" calcext:value-type="float">
            <text:p>0</text:p>
          </table:table-cell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94" office:value-type="float" office:value="693" calcext:value-type="float">
            <text:p>693</text:p>
          </table:table-cell>
          <table:table-cell table:style-name="ce156" table:formula="of:=+[.G24]-[.J24]" office:value-type="float" office:value="-693" calcext:value-type="float">
            <text:p>(693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34"/>
          <table:table-cell table:style-name="ce94" office:value-type="float" office:value="1026998.23" calcext:value-type="float">
            <text:p>1,026,998</text:p>
          </table:table-cell>
          <table:table-cell table:style-name="ce94" table:number-columns-repeated="2"/>
          <table:table-cell table:style-name="ce93" table:formula="of:=[.D25]+[.E25]-[.F25]" office:value-type="float" office:value="1026998.23" calcext:value-type="float">
            <text:p>1,026,998</text:p>
          </table:table-cell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94" office:value-type="float" office:value="1789238.64" calcext:value-type="float">
            <text:p>1,789,239</text:p>
          </table:table-cell>
          <table:table-cell table:style-name="ce156" table:formula="of:=+[.G25]-[.J25]" office:value-type="float" office:value="-762240.41" calcext:value-type="float">
            <text:p>(762,240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34"/>
          <table:table-cell table:style-name="ce94" office:value-type="float" office:value="214421.84" calcext:value-type="float">
            <text:p>214,422</text:p>
          </table:table-cell>
          <table:table-cell table:style-name="ce94" table:number-columns-repeated="2"/>
          <table:table-cell table:style-name="ce93" table:formula="of:=[.D26]+[.E26]-[.F26]" office:value-type="float" office:value="214421.84" calcext:value-type="float">
            <text:p>214,422</text:p>
          </table:table-cell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94" office:value-type="float" office:value="458233.53" calcext:value-type="float">
            <text:p>458,234</text:p>
          </table:table-cell>
          <table:table-cell table:style-name="ce156" table:formula="of:=+[.G26]-[.J26]" office:value-type="float" office:value="-243811.69" calcext:value-type="float">
            <text:p>(243,812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34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27]+[.E27]-[.F27]" office:value-type="float" office:value="0" calcext:value-type="float">
            <text:p>0</text:p>
          </table:table-cell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94" office:value-type="float" office:value="1051.27" calcext:value-type="float">
            <text:p>1,051</text:p>
          </table:table-cell>
          <table:table-cell table:style-name="ce156" table:formula="of:=+[.G27]-[.J27]" office:value-type="float" office:value="-1051.27" calcext:value-type="float">
            <text:p>(1,051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4" table:number-columns-repeated="3"/>
          <table:table-cell table:style-name="ce93"/>
          <table:table-cell table:style-name="ce11"/>
          <table:table-cell table:style-name="ce31"/>
          <table:table-cell table:style-name="ce94"/>
          <table:table-cell table:style-name="ce156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34"/>
          <table:table-cell table:style-name="ce94" table:number-columns-repeated="3"/>
          <table:table-cell table:style-name="ce93"/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94"/>
          <table:table-cell table:style-name="ce156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34"/>
          <table:table-cell table:style-name="ce94" office:value-type="float" office:value="1263205.88" calcext:value-type="float">
            <text:p>1,263,206</text:p>
          </table:table-cell>
          <table:table-cell table:style-name="ce94" table:number-columns-repeated="2"/>
          <table:table-cell table:style-name="ce93" table:formula="of:=[.D30]+[.E30]-[.F30]" office:value-type="float" office:value="1263205.88" calcext:value-type="float">
            <text:p>1,263,206</text:p>
          </table:table-cell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94" office:value-type="float" office:value="1382505.75" calcext:value-type="float">
            <text:p>1,382,506</text:p>
          </table:table-cell>
          <table:table-cell table:style-name="ce156" table:formula="of:=+[.G30]-[.J30]" office:value-type="float" office:value="-119299.87" calcext:value-type="float">
            <text:p>(119,300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34"/>
          <table:table-cell table:style-name="ce94" office:value-type="float" office:value="414441.42" calcext:value-type="float">
            <text:p>414,441</text:p>
          </table:table-cell>
          <table:table-cell table:style-name="ce94" table:number-columns-repeated="2"/>
          <table:table-cell table:style-name="ce93" table:formula="of:=[.D31]+[.E31]-[.F31]" office:value-type="float" office:value="414441.42" calcext:value-type="float">
            <text:p>414,441</text:p>
          </table:table-cell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94" office:value-type="float" office:value="565941.9" calcext:value-type="float">
            <text:p>565,942</text:p>
          </table:table-cell>
          <table:table-cell table:style-name="ce156" table:formula="of:=+[.G31]-[.J31]" office:value-type="float" office:value="-151500.48" calcext:value-type="float">
            <text:p>(151,500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34"/>
          <table:table-cell table:style-name="ce94" office:value-type="float" office:value="58549.6" calcext:value-type="float">
            <text:p>58,550</text:p>
          </table:table-cell>
          <table:table-cell table:style-name="ce94" table:number-columns-repeated="2"/>
          <table:table-cell table:style-name="ce93" table:formula="of:=[.D32]+[.E32]-[.F32]" office:value-type="float" office:value="58549.6" calcext:value-type="float">
            <text:p>58,550</text:p>
          </table:table-cell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94" office:value-type="float" office:value="96785" calcext:value-type="float">
            <text:p>96,785</text:p>
          </table:table-cell>
          <table:table-cell table:style-name="ce156" table:formula="of:=+[.G32]-[.J32]" office:value-type="float" office:value="-38235.4" calcext:value-type="float">
            <text:p>(38,235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34"/>
          <table:table-cell table:style-name="ce94" office:value-type="float" office:value="4327.12" calcext:value-type="float">
            <text:p>4,327</text:p>
          </table:table-cell>
          <table:table-cell table:style-name="ce94" table:number-columns-repeated="2"/>
          <table:table-cell table:style-name="ce93" table:formula="of:=[.D33]+[.E33]-[.F33]" office:value-type="float" office:value="4327.12" calcext:value-type="float">
            <text:p>4,327</text:p>
          </table:table-cell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94" office:value-type="float" office:value="3783.67" calcext:value-type="float">
            <text:p>3,784</text:p>
          </table:table-cell>
          <table:table-cell table:style-name="ce156" table:formula="of:=+[.G33]-[.J33]" office:value-type="float" office:value="543.45" calcext:value-type="float">
            <text:p>54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3"/>
          <table:table-cell table:style-name="ce34"/>
          <table:table-cell table:style-name="ce94" table:number-columns-repeated="3"/>
          <table:table-cell table:style-name="ce93"/>
          <table:table-cell table:style-name="ce11"/>
          <table:table-cell table:style-name="ce83"/>
          <table:table-cell table:style-name="ce94"/>
          <table:table-cell table:style-name="ce156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142"/>
          <table:table-cell table:style-name="ce94" table:number-columns-repeated="3"/>
          <table:table-cell table:style-name="ce93"/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94"/>
          <table:table-cell table:style-name="ce156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20101010001" calcext:value-type="float">
            <text:p>420101010001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142"/>
          <table:table-cell table:style-name="ce94" office:value-type="float" office:value="12591.33" calcext:value-type="float">
            <text:p>12,591</text:p>
          </table:table-cell>
          <table:table-cell table:style-name="ce94" table:number-columns-repeated="2"/>
          <table:table-cell table:style-name="ce93" table:formula="of:=[.D36]+[.E36]-[.F36]" office:value-type="float" office:value="12591.33" calcext:value-type="float">
            <text:p>12,591</text:p>
          </table:table-cell>
          <table:table-cell table:style-name="ce11" office:value-type="float" office:value="420101010001" calcext:value-type="float">
            <text:p>420101010001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94" office:value-type="float" office:value="5921.48" calcext:value-type="float">
            <text:p>5,921</text:p>
          </table:table-cell>
          <table:table-cell table:style-name="ce156" table:formula="of:=+[.G36]-[.J36]" office:value-type="float" office:value="6669.85" calcext:value-type="float">
            <text:p>6,670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50001" calcext:value-type="float">
            <text:p>410101050001 </text:p>
          </table:table-cell>
          <table:table-cell table:style-name="ce83" office:value-type="string" office:string-value="Otros ingresos por ventas de activos                                                    " calcext:value-type="string">
            <text:p><text:s/>Otros ingresos por ventas de activos <text:s text:c="52"/></text:p>
          </table:table-cell>
          <table:table-cell table:style-name="ce142"/>
          <table:table-cell table:style-name="ce94" office:value-type="float" office:value="15000" calcext:value-type="float">
            <text:p>15,000</text:p>
          </table:table-cell>
          <table:table-cell table:style-name="ce94" table:number-columns-repeated="2"/>
          <table:table-cell table:style-name="ce93" table:formula="of:=[.D37]+[.E37]-[.F37]" office:value-type="float" office:value="15000" calcext:value-type="float">
            <text:p>15,000</text:p>
          </table:table-cell>
          <table:table-cell table:style-name="ce11" office:value-type="float" office:value="410101050001" calcext:value-type="float">
            <text:p>410101050001 </text:p>
          </table:table-cell>
          <table:table-cell table:style-name="ce83" office:value-type="string" office:string-value="Otros ingresos                                                                  " calcext:value-type="string">
            <text:p><text:s/>Otros ingresos <text:s text:c="66"/></text:p>
          </table:table-cell>
          <table:table-cell table:style-name="ce94" office:value-type="float" office:value="23514.41" calcext:value-type="float">
            <text:p>23,514</text:p>
          </table:table-cell>
          <table:table-cell table:style-name="ce156" table:formula="of:=+[.G37]-[.J37]" office:value-type="float" office:value="-8514.41" calcext:value-type="float">
            <text:p>(8,514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142"/>
          <table:table-cell table:style-name="ce94" office:value-type="float" office:value="0" calcext:value-type="float">
            <text:p>0</text:p>
          </table:table-cell>
          <table:table-cell table:style-name="ce94" table:number-columns-repeated="2"/>
          <table:table-cell table:style-name="ce93" table:formula="of:=[.D38]+[.E38]-[.F38]" office:value-type="float" office:value="0" calcext:value-type="float">
            <text:p>0</text:p>
          </table:table-cell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94" office:value-type="float" office:value="512.07" calcext:value-type="float">
            <text:p>512</text:p>
          </table:table-cell>
          <table:table-cell table:style-name="ce156" table:formula="of:=+[.G38]-[.J38]" office:value-type="float" office:value="-512.07" calcext:value-type="float">
            <text:p>(512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2010002" calcext:value-type="float">
            <text:p>410102010002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142"/>
          <table:table-cell table:style-name="ce94" office:value-type="float" office:value="28.57" calcext:value-type="float">
            <text:p>29</text:p>
          </table:table-cell>
          <table:table-cell table:style-name="ce94" table:number-columns-repeated="2"/>
          <table:table-cell table:style-name="ce93" table:formula="of:=[.D39]+[.E39]-[.F39]" office:value-type="float" office:value="28.57" calcext:value-type="float">
            <text:p>29</text:p>
          </table:table-cell>
          <table:table-cell table:style-name="ce11" office:value-type="float" office:value="410102010002" calcext:value-type="float">
            <text:p>410102010002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94" office:value-type="float" office:value="3613.95" calcext:value-type="float">
            <text:p>3,614</text:p>
          </table:table-cell>
          <table:table-cell table:style-name="ce156" table:formula="of:=+[.G39]-[.J39]" office:value-type="float" office:value="-3585.38" calcext:value-type="float">
            <text:p>(3,585)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 table:number-rows-repeated="2">
          <table:table-cell table:style-name="ce11"/>
          <table:table-cell table:style-name="ce83"/>
          <table:table-cell table:style-name="ce34"/>
          <table:table-cell table:style-name="ce94" table:number-columns-repeated="3"/>
          <table:table-cell table:style-name="ce93"/>
          <table:table-cell table:style-name="ce11"/>
          <table:table-cell table:style-name="ce83"/>
          <table:table-cell table:style-name="ce94"/>
          <table:table-cell table:style-name="ce156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95" table:number-columns-repeated="3"/>
          <table:table-cell table:style-name="ce118"/>
          <table:table-cell table:style-name="ce128"/>
          <table:table-cell table:style-name="ce131"/>
          <table:table-cell table:style-name="ce95"/>
          <table:table-cell table:style-name="ce157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6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6" table:formula="of:=SUM([.D9:.D42])" office:value-type="float" office:value="19954288.99" calcext:value-type="float">
            <text:p>19,954,289</text:p>
          </table:table-cell>
          <table:table-cell table:style-name="ce96" table:formula="of:=SUM([.E9:.E42])" office:value-type="float" office:value="0" calcext:value-type="float">
            <text:p>0</text:p>
          </table:table-cell>
          <table:table-cell table:style-name="ce96" table:formula="of:=SUM([.F9:.F42])" office:value-type="float" office:value="0" calcext:value-type="float">
            <text:p>0</text:p>
          </table:table-cell>
          <table:table-cell table:style-name="ce96" table:formula="of:=SUM([.G9:.G42])" office:value-type="float" office:value="19954288.99" calcext:value-type="float">
            <text:p>19,954,289</text:p>
          </table:table-cell>
          <table:table-cell table:style-name="ce41" table:number-columns-repeated="2"/>
          <table:table-cell table:style-name="ce96" table:formula="of:=SUM([.J9:.J42])" office:value-type="float" office:value="22392845.81" calcext:value-type="float">
            <text:p>22,392,846</text:p>
          </table:table-cell>
          <table:table-cell table:style-name="ce158" table:formula="of:=SUM([.K9:.K42])" office:value-type="float" office:value="-2438556.82" calcext:value-type="float">
            <text:p>(2,438,557)</text:p>
          </table:table-cell>
          <table:table-cell table:style-name="ce161"/>
          <table:table-cell table:style-name="ce162"/>
          <table:table-cell table:style-name="ce47" table:number-columns-repeated="1011"/>
        </table:table-row>
        <table:table-row table:style-name="ro2">
          <table:table-cell table:style-name="ce132" table:number-columns-repeated="12"/>
          <table:table-cell table:number-columns-repeated="1012"/>
        </table:table-row>
        <table:table-row table:style-name="ro2">
          <table:table-cell table:style-name="ce132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4" table:number-columns-repeated="2"/>
          <table:table-cell table:style-name="ce100"/>
          <table:table-cell table:style-name="ce107"/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7" office:value-type="string" calcext:value-type="string">
            <text:p>Venta cajas de camarón local, agendas, etc.</text:p>
          </table:table-cell>
          <table:table-cell table:style-name="ce57"/>
          <table:table-cell table:style-name="ce101" table:formula="of:=SUM([.G10:.G28])" office:value-type="float" office:value="18186145.07" calcext:value-type="float">
            <text:p>18,186,145</text:p>
          </table:table-cell>
          <table:table-cell table:style-name="ce101" table:formula="of:=SUM([.J10:.J28])" office:value-type="float" office:value="20310267.58" calcext:value-type="float">
            <text:p>20,310,268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7" office:value-type="string" calcext:value-type="string">
            <text:p>Venta cajas de camarón de exportación</text:p>
          </table:table-cell>
          <table:table-cell table:style-name="ce57"/>
          <table:table-cell table:style-name="ce101" table:formula="of:=SUM([.G29:.G34])" office:value-type="float" office:value="1740524.02" calcext:value-type="float">
            <text:p>1,740,524</text:p>
          </table:table-cell>
          <table:table-cell table:style-name="ce101" table:formula="of:=SUM([.J29:.J34])" office:value-type="float" office:value="2049016.32" calcext:value-type="float">
            <text:p>2,049,016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01" table:formula="of:=SUM([.G35:.G40])" office:value-type="float" office:value="27619.9" calcext:value-type="float">
            <text:p>27,620</text:p>
          </table:table-cell>
          <table:table-cell table:style-name="ce101" table:formula="of:=SUM([.J35:.J40])" office:value-type="float" office:value="33561.91" calcext:value-type="float">
            <text:p>33,562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57" table:number-columns-repeated="2"/>
          <table:table-cell table:style-name="ce102" table:number-columns-repeated="2"/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/>
          <table:table-cell table:style-name="ce60" office:value-type="string" calcext:value-type="string">
            <text:p>Total</text:p>
          </table:table-cell>
          <table:table-cell table:style-name="ce61"/>
          <table:table-cell table:style-name="ce96" table:formula="of:=+SUM([.D48:.D51])" office:value-type="float" office:value="19954288.99" calcext:value-type="float">
            <text:p>19,954,289</text:p>
          </table:table-cell>
          <table:table-cell table:style-name="ce96" table:formula="of:=+SUM([.E48:.E51])" office:value-type="float" office:value="22392845.81" calcext:value-type="float">
            <text:p>22,392,846</text:p>
          </table:table-cell>
          <table:table-cell table:style-name="ce132" table:number-columns-repeated="7"/>
          <table:table-cell table:number-columns-repeated="1012"/>
        </table:table-row>
        <table:table-row table:style-name="ro2">
          <table:table-cell table:style-name="ce132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132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>
          <table:table-cell table:style-name="ce66"/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132" table:number-columns-repeated="9"/>
          <table:table-cell table:style-name="ce67"/>
          <table:table-cell table:style-name="ce132"/>
          <table:table-cell table:number-columns-repeated="1012"/>
        </table:table-row>
        <table:table-row table:style-name="ro2" table:number-rows-repeated="3">
          <table:table-cell table:style-name="ce132" table:number-columns-repeated="10"/>
          <table:table-cell table:style-name="ce67"/>
          <table:table-cell table:style-name="ce132"/>
          <table:table-cell table:number-columns-repeated="1012"/>
        </table:table-row>
        <table:table-row table:style-name="ro2" table:number-rows-repeated="4">
          <table:table-cell table:style-name="ce132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 Mensuales" table:style-name="ta2">
        <table:table-column table:style-name="co10" table:default-cell-style-name="ce123"/>
        <table:table-column table:style-name="co11" table:number-columns-repeated="2" table:default-cell-style-name="ce230"/>
        <table:table-column table:style-name="co12" table:default-cell-style-name="ce230"/>
        <table:table-column table:style-name="co13" table:default-cell-style-name="ce230"/>
        <table:table-column table:style-name="co11" table:default-cell-style-name="ce230"/>
        <table:table-column table:style-name="co12" table:default-cell-style-name="ce230"/>
        <table:table-column table:style-name="co11" table:visibility="collapse" table:number-columns-repeated="3" table:default-cell-style-name="ce230"/>
        <table:table-column table:style-name="co14" table:visibility="collapse" table:default-cell-style-name="ce230"/>
        <table:table-column table:style-name="co15" table:number-columns-repeated="2" table:default-cell-style-name="ce230"/>
        <table:table-column table:style-name="co4" table:number-columns-repeated="2" table:default-cell-style-name="ce230"/>
        <table:table-column table:style-name="co16" table:default-cell-style-name="ce230"/>
        <table:table-column table:style-name="co17" table:default-cell-style-name="ce230"/>
        <table:table-column table:style-name="co11" table:default-cell-style-name="ce230"/>
        <table:table-column table:style-name="co10" table:number-columns-repeated="6" table:default-cell-style-name="ce123"/>
        <table:table-column table:style-name="co18" table:default-cell-style-name="ce257"/>
        <table:table-column table:style-name="co10" table:number-columns-repeated="999" table:default-cell-style-name="ce123"/>
        <table:table-row table:style-name="ro5">
          <table:table-cell table:style-name="ce225" office:value-type="string" calcext:value-type="string">
            <text:p>GRAFIMPAC S.A.</text:p>
          </table:table-cell>
          <table:table-cell table:style-name="ce228" table:number-columns-repeated="3"/>
          <table:table-cell table:style-name="ce241" table:number-columns-repeated="14"/>
          <table:table-cell table:style-name="ce263" table:number-columns-repeated="6"/>
          <table:table-cell table:style-name="ce273"/>
          <table:table-cell table:style-name="ce263" table:number-columns-repeated="999"/>
        </table:table-row>
        <table:table-row table:style-name="ro2">
          <table:table-cell table:style-name="ce226" office:value-type="string" calcext:value-type="string">
            <text:p>PRUEBA DE VENTAS</text:p>
          </table:table-cell>
          <table:table-cell table:style-name="ce229" table:number-columns-repeated="3"/>
          <table:table-cell table:number-columns-repeated="1020"/>
        </table:table-row>
        <table:table-row table:style-name="ro2">
          <table:table-cell table:style-name="ce226" office:value-type="string" calcext:value-type="string">
            <text:p>Al 31 de diciembre del 2021 (Importes en US dolares)</text:p>
          </table:table-cell>
          <table:table-cell table:style-name="ce229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231" office:value-type="string" calcext:value-type="string" table:number-columns-spanned="2" table:number-rows-spanned="1">
            <text:p>Según Contabilidad</text:p>
          </table:table-cell>
          <table:covered-table-cell/>
          <table:table-cell/>
          <table:table-cell table:style-name="ce231" office:value-type="string" calcext:value-type="string" table:number-columns-spanned="2" table:number-rows-spanned="1">
            <text:p>Según Mayores</text:p>
          </table:table-cell>
          <table:covered-table-cell/>
          <table:table-cell/>
          <table:table-cell table:style-name="ce231" office:value-type="string" calcext:value-type="string" table:number-columns-spanned="6" table:number-rows-spanned="1">
            <text:p>Según Declaraciones</text:p>
          </table:table-cell>
          <table:covered-table-cell table:style-name="ce249"/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2" office:value-type="string" calcext:value-type="string">
            <text:p>Total</text:p>
          </table:table-cell>
          <table:table-cell table:style-name="ce238" office:value-type="string" calcext:value-type="string">
            <text:p>Total</text:p>
          </table:table-cell>
          <table:table-cell table:style-name="ce238"/>
          <table:table-cell table:style-name="ce232" office:value-type="string" calcext:value-type="string">
            <text:p>Total</text:p>
          </table:table-cell>
          <table:table-cell table:style-name="ce238" office:value-type="string" calcext:value-type="string">
            <text:p>Total</text:p>
          </table:table-cell>
          <table:table-cell table:style-name="ce232"/>
          <table:table-cell table:style-name="ce232" office:value-type="string" calcext:value-type="string">
            <text:p>Ventas </text:p>
          </table:table-cell>
          <table:table-cell table:style-name="ce232" office:value-type="string" calcext:value-type="string">
            <text:p>Notas</text:p>
          </table:table-cell>
          <table:table-cell table:style-name="ce232" office:value-type="string" calcext:value-type="string">
            <text:p>Ventas</text:p>
          </table:table-cell>
          <table:table-cell table:style-name="ce232" office:value-type="string" calcext:value-type="string">
            <text:p>Notas</text:p>
          </table:table-cell>
          <table:table-cell table:style-name="ce232" office:value-type="string" calcext:value-type="string">
            <text:p>Total</text:p>
          </table:table-cell>
          <table:table-cell table:style-name="ce232" office:value-type="string" calcext:value-type="string">
            <text:p>Declaraciones</text:p>
          </table:table-cell>
          <table:table-cell table:style-name="ce250" office:value-type="string" calcext:value-type="string">
            <text:p>Diferencia</text:p>
          </table:table-cell>
          <table:table-cell table:style-name="ce252" office:value-type="string" calcext:value-type="string">
            <text:p>Diferencia</text:p>
          </table:table-cell>
          <table:table-cell/>
          <table:table-cell table:style-name="ce258" office:value-type="string" calcext:value-type="string">
            <text:p>Reportes</text:p>
          </table:table-cell>
          <table:table-cell table:style-name="ce261"/>
          <table:table-cell/>
          <table:table-cell table:style-name="ce264" office:value-type="string" calcext:value-type="string">
            <text:p>CONCILIACION CON DEPOSITOS EN BANCOS:</text:p>
          </table:table-cell>
          <table:table-cell table:style-name="ce268" table:number-columns-repeated="4"/>
          <table:table-cell table:style-name="ce274" office:value-type="string" calcext:value-type="string">
            <text:p>US$</text:p>
          </table:table-cell>
          <table:table-cell table:number-columns-repeated="999"/>
        </table:table-row>
        <table:table-row table:style-name="ro2">
          <table:table-cell/>
          <table:table-cell table:style-name="ce233" office:value-type="string" calcext:value-type="string">
            <text:p>Ventas</text:p>
          </table:table-cell>
          <table:table-cell table:style-name="ce239" office:value-type="string" calcext:value-type="string">
            <text:p>N/C</text:p>
          </table:table-cell>
          <table:table-cell table:style-name="ce239"/>
          <table:table-cell table:style-name="ce233" office:value-type="string" calcext:value-type="string">
            <text:p>Ventas</text:p>
          </table:table-cell>
          <table:table-cell table:style-name="ce239" office:value-type="string" calcext:value-type="string">
            <text:p>N/C</text:p>
          </table:table-cell>
          <table:table-cell table:style-name="ce233"/>
          <table:table-cell table:style-name="ce233" office:value-type="string" calcext:value-type="string">
            <text:p>con IVA</text:p>
          </table:table-cell>
          <table:table-cell table:style-name="ce233" office:value-type="string" calcext:value-type="string">
            <text:p>Crédito</text:p>
          </table:table-cell>
          <table:table-cell table:style-name="ce233" office:value-type="string" calcext:value-type="string">
            <text:p>Sin IVA</text:p>
          </table:table-cell>
          <table:table-cell table:style-name="ce233" office:value-type="string" calcext:value-type="string">
            <text:p>Crédito</text:p>
          </table:table-cell>
          <table:table-cell table:style-name="ce233" office:value-type="string" calcext:value-type="string">
            <text:p>N/C</text:p>
          </table:table-cell>
          <table:table-cell table:style-name="ce233" office:value-type="string" calcext:value-type="string">
            <text:p>IVA</text:p>
          </table:table-cell>
          <table:table-cell table:style-name="ce251" office:value-type="string" calcext:value-type="string">
            <text:p>N/C</text:p>
          </table:table-cell>
          <table:table-cell table:style-name="ce253" office:value-type="string" calcext:value-type="string">
            <text:p>Ventas</text:p>
          </table:table-cell>
          <table:table-cell/>
          <table:table-cell table:style-name="ce259" office:value-type="string" calcext:value-type="string">
            <text:p>de ventas</text:p>
          </table:table-cell>
          <table:table-cell table:style-name="ce262" office:value-type="string" calcext:value-type="string">
            <text:p>Diferencia</text:p>
          </table:table-cell>
          <table:table-cell/>
          <table:table-cell table:style-name="ce265"/>
          <table:table-cell table:number-columns-repeated="4"/>
          <table:table-cell table:style-name="ce275"/>
          <table:table-cell table:number-columns-repeated="999"/>
        </table:table-row>
        <table:table-row table:style-name="ro2">
          <table:table-cell/>
          <table:table-cell table:style-name="ce234" table:number-columns-repeated="3"/>
          <table:table-cell table:style-name="ce242" table:number-columns-repeated="10"/>
          <table:table-cell table:style-name="ce234" table:number-columns-repeated="2"/>
          <table:table-cell table:style-name="ce242"/>
          <table:table-cell table:style-name="ce234"/>
          <table:table-cell/>
          <table:table-cell table:style-name="ce265" office:value-type="string" calcext:value-type="string">
            <text:p>Saldo inicial de clientes en-20</text:p>
          </table:table-cell>
          <table:table-cell table:number-columns-repeated="4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Ener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1737521.47" calcext:value-type="float">
            <text:p>1,737,521.47</text:p>
          </table:table-cell>
          <table:table-cell table:style-name="ce235" office:value-type="float" office:value="5708.3" calcext:value-type="float">
            <text:p>5,708.30</text:p>
          </table:table-cell>
          <table:table-cell table:style-name="ce248"/>
          <table:table-cell table:style-name="ce248" office:value-type="float" office:value="662009.38" calcext:value-type="float">
            <text:p>662,009.38</text:p>
          </table:table-cell>
          <table:table-cell table:style-name="ce248" office:value-type="float" office:value="5708.3" calcext:value-type="float">
            <text:p>5,708.30</text:p>
          </table:table-cell>
          <table:table-cell table:style-name="ce248" office:value-type="float" office:value="1075512.09" calcext:value-type="float">
            <text:p>1,075,512.09</text:p>
          </table:table-cell>
          <table:table-cell table:style-name="ce248" office:value-type="float" office:value="0" calcext:value-type="float">
            <text:p>0.00</text:p>
          </table:table-cell>
          <table:table-cell table:style-name="ce248" table:formula="of:=[.I12]+[.K12]" office:value-type="float" office:value="5708.3" calcext:value-type="float">
            <text:p>5,708.30</text:p>
          </table:table-cell>
          <table:table-cell table:style-name="ce248" table:formula="of:=[.H12]+[.J12]" office:value-type="float" office:value="1737521.47" calcext:value-type="float">
            <text:p>1,737,521.47</text:p>
          </table:table-cell>
          <table:table-cell table:style-name="ce248" table:formula="of:=[.F12]-[.L12]" office:value-type="float" office:value="0" calcext:value-type="float">
            <text:p>0.00</text:p>
          </table:table-cell>
          <table:table-cell table:style-name="ce248" table:formula="of:=[.E12]-[.M12]" office:value-type="float" office:value="0" calcext:value-type="float">
            <text:p>0.00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2]-[.Q12]" office:value-type="float" office:value="1737521.47" calcext:value-type="float">
            <text:p>1,737,521.47</text:p>
          </table:table-cell>
          <table:table-cell/>
          <table:table-cell table:style-name="ce265" office:value-type="string" calcext:value-type="string">
            <text:p>Mas Ventas netas</text:p>
          </table:table-cell>
          <table:table-cell table:number-columns-repeated="4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Febrer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1729302.53" calcext:value-type="float">
            <text:p>1,729,302.53</text:p>
          </table:table-cell>
          <table:table-cell table:style-name="ce235" office:value-type="float" office:value="702.25" calcext:value-type="float">
            <text:p>702.25</text:p>
          </table:table-cell>
          <table:table-cell table:style-name="ce248"/>
          <table:table-cell table:style-name="ce248" office:value-type="float" office:value="421230.79" calcext:value-type="float">
            <text:p>421,230.79</text:p>
          </table:table-cell>
          <table:table-cell table:style-name="ce248" office:value-type="float" office:value="702.25" calcext:value-type="float">
            <text:p>702.25</text:p>
          </table:table-cell>
          <table:table-cell table:style-name="ce248" office:value-type="float" office:value="1308071.84" calcext:value-type="float">
            <text:p>1,308,071.84</text:p>
          </table:table-cell>
          <table:table-cell table:style-name="ce248" office:value-type="float" office:value="0" calcext:value-type="float">
            <text:p>0.00</text:p>
          </table:table-cell>
          <table:table-cell table:style-name="ce248" table:formula="of:=[.I13]+[.K13]" office:value-type="float" office:value="702.25" calcext:value-type="float">
            <text:p>702.25</text:p>
          </table:table-cell>
          <table:table-cell table:style-name="ce248" table:formula="of:=[.H13]+[.J13]" office:value-type="float" office:value="1729302.63" calcext:value-type="float">
            <text:p>1,729,302.63</text:p>
          </table:table-cell>
          <table:table-cell table:style-name="ce248" table:formula="of:=[.F13]-[.L13]" office:value-type="float" office:value="0" calcext:value-type="float">
            <text:p>0.00</text:p>
          </table:table-cell>
          <table:table-cell table:style-name="ce248" table:formula="of:=[.E13]-[.M13]" office:value-type="float" office:value="-0.100000000093132" calcext:value-type="float">
            <text:p>-0.10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3]-[.Q13]" office:value-type="float" office:value="1729302.53" calcext:value-type="float">
            <text:p>1,729,302.53</text:p>
          </table:table-cell>
          <table:table-cell/>
          <table:table-cell table:style-name="ce265" office:value-type="string" calcext:value-type="string">
            <text:p>Menos saldo final de clientes oct-20</text:p>
          </table:table-cell>
          <table:table-cell table:number-columns-repeated="4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Marz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1831005.68" calcext:value-type="float">
            <text:p>1,831,005.68</text:p>
          </table:table-cell>
          <table:table-cell table:style-name="ce235" office:value-type="float" office:value="9135.48" calcext:value-type="float">
            <text:p>9,135.48</text:p>
          </table:table-cell>
          <table:table-cell table:style-name="ce248"/>
          <table:table-cell table:style-name="ce248" office:value-type="float" office:value="384335.49" calcext:value-type="float">
            <text:p>384,335.49</text:p>
          </table:table-cell>
          <table:table-cell table:style-name="ce248" office:value-type="float" office:value="579.6" calcext:value-type="float">
            <text:p>579.60</text:p>
          </table:table-cell>
          <table:table-cell table:style-name="ce248" office:value-type="float" office:value="1446670.19" calcext:value-type="float">
            <text:p>1,446,670.19</text:p>
          </table:table-cell>
          <table:table-cell table:style-name="ce248" office:value-type="float" office:value="8555.88" calcext:value-type="float">
            <text:p>8,555.88</text:p>
          </table:table-cell>
          <table:table-cell table:style-name="ce248" table:formula="of:=[.I14]+[.K14]" office:value-type="float" office:value="9135.48" calcext:value-type="float">
            <text:p>9,135.48</text:p>
          </table:table-cell>
          <table:table-cell table:style-name="ce248" table:formula="of:=[.H14]+[.J14]" office:value-type="float" office:value="1831005.68" calcext:value-type="float">
            <text:p>1,831,005.68</text:p>
          </table:table-cell>
          <table:table-cell table:style-name="ce248" table:formula="of:=[.F14]-[.L14]" office:value-type="float" office:value="0" calcext:value-type="float">
            <text:p>0.00</text:p>
          </table:table-cell>
          <table:table-cell table:style-name="ce248" table:formula="of:=[.E14]-[.M14]" office:value-type="float" office:value="0" calcext:value-type="float">
            <text:p>0.00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4]-[.Q14]" office:value-type="float" office:value="1831005.68" calcext:value-type="float">
            <text:p>1,831,005.68</text:p>
          </table:table-cell>
          <table:table-cell/>
          <table:table-cell table:style-name="ce265"/>
          <table:table-cell table:number-columns-repeated="4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Abril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1977524.61" calcext:value-type="float">
            <text:p>1,977,524.61</text:p>
          </table:table-cell>
          <table:table-cell table:style-name="ce235" office:value-type="float" office:value="4326.08" calcext:value-type="float">
            <text:p>4,326.08</text:p>
          </table:table-cell>
          <table:table-cell table:style-name="ce248"/>
          <table:table-cell table:style-name="ce248" office:value-type="float" office:value="507769.46" calcext:value-type="float">
            <text:p>507,769.46</text:p>
          </table:table-cell>
          <table:table-cell table:style-name="ce248" office:value-type="float" office:value="0" calcext:value-type="float">
            <text:p>0.00</text:p>
          </table:table-cell>
          <table:table-cell table:style-name="ce248" office:value-type="float" office:value="1466830.81" calcext:value-type="float">
            <text:p>1,466,830.81</text:p>
          </table:table-cell>
          <table:table-cell table:style-name="ce248" office:value-type="float" office:value="4326.08" calcext:value-type="float">
            <text:p>4,326.08</text:p>
          </table:table-cell>
          <table:table-cell table:style-name="ce248" table:formula="of:=[.I15]+[.K15]" office:value-type="float" office:value="4326.08" calcext:value-type="float">
            <text:p>4,326.08</text:p>
          </table:table-cell>
          <table:table-cell table:style-name="ce248" table:formula="of:=[.H15]+[.J15]" office:value-type="float" office:value="1974600.27" calcext:value-type="float">
            <text:p>1,974,600.27</text:p>
          </table:table-cell>
          <table:table-cell table:style-name="ce248" table:formula="of:=[.F15]-[.L15]" office:value-type="float" office:value="0" calcext:value-type="float">
            <text:p>0.00</text:p>
          </table:table-cell>
          <table:table-cell table:style-name="ce254" table:formula="of:=[.E15]-[.M15]" office:value-type="float" office:value="2924.33999999962" calcext:value-type="float">
            <text:p>2,924.34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5]-[.Q15]" office:value-type="float" office:value="1977524.61" calcext:value-type="float">
            <text:p>1,977,524.61</text:p>
          </table:table-cell>
          <table:table-cell/>
          <table:table-cell table:style-name="ce264" office:value-type="string" calcext:value-type="string">
            <text:p>Cobranzas de enero a octubre 2020</text:p>
          </table:table-cell>
          <table:table-cell table:style-name="ce268" table:number-columns-repeated="3"/>
          <table:table-cell table:style-name="ce270"/>
          <table:table-cell table:style-name="ce276"/>
          <table:table-cell table:number-columns-repeated="999"/>
        </table:table-row>
        <table:table-row table:style-name="ro2">
          <table:table-cell table:style-name="ce227" office:value-type="string" calcext:value-type="string">
            <text:p>May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1798347.29" calcext:value-type="float">
            <text:p>1,798,347.29</text:p>
          </table:table-cell>
          <table:table-cell table:style-name="ce235" office:value-type="float" office:value="32388.98" calcext:value-type="float">
            <text:p>32,388.98</text:p>
          </table:table-cell>
          <table:table-cell table:style-name="ce248"/>
          <table:table-cell table:style-name="ce248" office:value-type="float" office:value="516135.14" calcext:value-type="float">
            <text:p>516,135.14</text:p>
          </table:table-cell>
          <table:table-cell table:style-name="ce248" office:value-type="float" office:value="1801.25" calcext:value-type="float">
            <text:p>1,801.25</text:p>
          </table:table-cell>
          <table:table-cell table:style-name="ce248" office:value-type="float" office:value="1272856.68" calcext:value-type="float">
            <text:p>1,272,856.68</text:p>
          </table:table-cell>
          <table:table-cell table:style-name="ce248" office:value-type="float" office:value="21232.23" calcext:value-type="float">
            <text:p>21,232.23</text:p>
          </table:table-cell>
          <table:table-cell table:style-name="ce248" table:formula="of:=[.I16]+[.K16]" office:value-type="float" office:value="23033.48" calcext:value-type="float">
            <text:p>23,033.48</text:p>
          </table:table-cell>
          <table:table-cell table:style-name="ce248" table:formula="of:=[.H16]+[.J16]" office:value-type="float" office:value="1788991.82" calcext:value-type="float">
            <text:p>1,788,991.82</text:p>
          </table:table-cell>
          <table:table-cell table:style-name="ce248" table:formula="of:=[.F16]-[.L16]" office:value-type="float" office:value="9355.5" calcext:value-type="float">
            <text:p>9,355.50</text:p>
          </table:table-cell>
          <table:table-cell table:style-name="ce248" table:formula="of:=[.E16]-[.M16]" office:value-type="float" office:value="9355.47000000021" calcext:value-type="float">
            <text:p>9,355.47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6]-[.Q16]" office:value-type="float" office:value="1798347.29" calcext:value-type="float">
            <text:p>1,798,347.29</text:p>
          </table:table-cell>
          <table:table-cell/>
          <table:table-cell table:style-name="ce265" office:value-type="string" calcext:value-type="string">
            <text:p>Depósitos según reportes de Servicio al Cliente</text:p>
          </table:table-cell>
          <table:table-cell table:number-columns-repeated="3"/>
          <table:table-cell table:style-name="ce271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Juni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2053626.15" calcext:value-type="float">
            <text:p>2,053,626.15</text:p>
          </table:table-cell>
          <table:table-cell table:style-name="ce235" office:value-type="float" office:value="14608.09" calcext:value-type="float">
            <text:p>14,608.09</text:p>
          </table:table-cell>
          <table:table-cell table:style-name="ce248"/>
          <table:table-cell table:style-name="ce248" office:value-type="float" office:value="364434.98" calcext:value-type="float">
            <text:p>364,434.98</text:p>
          </table:table-cell>
          <table:table-cell table:style-name="ce248" office:value-type="float" office:value="13552.09" calcext:value-type="float">
            <text:p>13,552.09</text:p>
          </table:table-cell>
          <table:table-cell table:style-name="ce248" office:value-type="float" office:value="1689191.17" calcext:value-type="float">
            <text:p>1,689,191.17</text:p>
          </table:table-cell>
          <table:table-cell table:style-name="ce248" office:value-type="float" office:value="1056" calcext:value-type="float">
            <text:p>1,056.00</text:p>
          </table:table-cell>
          <table:table-cell table:style-name="ce248" table:formula="of:=[.I17]+[.K17]" office:value-type="float" office:value="14608.09" calcext:value-type="float">
            <text:p>14,608.09</text:p>
          </table:table-cell>
          <table:table-cell table:style-name="ce248" table:formula="of:=[.H17]+[.J17]" office:value-type="float" office:value="2053626.15" calcext:value-type="float">
            <text:p>2,053,626.15</text:p>
          </table:table-cell>
          <table:table-cell table:style-name="ce248" table:formula="of:=[.F17]-[.L17]" office:value-type="float" office:value="0" calcext:value-type="float">
            <text:p>0.00</text:p>
          </table:table-cell>
          <table:table-cell table:style-name="ce248" table:formula="of:=[.E17]-[.M17]" office:value-type="float" office:value="0" calcext:value-type="float">
            <text:p>0.00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7]-[.Q17]" office:value-type="float" office:value="2053626.15" calcext:value-type="float">
            <text:p>2,053,626.15</text:p>
          </table:table-cell>
          <table:table-cell/>
          <table:table-cell table:style-name="ce265" office:value-type="string" calcext:value-type="string">
            <text:p>Pagos realizados por Telconet</text:p>
          </table:table-cell>
          <table:table-cell table:number-columns-repeated="3"/>
          <table:table-cell table:style-name="ce271"/>
          <table:table-cell table:style-name="ce275"/>
          <table:table-cell table:number-columns-repeated="999"/>
        </table:table-row>
        <table:table-row table:style-name="ro2">
          <table:table-cell table:style-name="ce227" office:value-type="string" calcext:value-type="string">
            <text:p>Juli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2691796.39" calcext:value-type="float">
            <text:p>2,691,796.39</text:p>
          </table:table-cell>
          <table:table-cell table:style-name="ce235" office:value-type="float" office:value="29920.4" calcext:value-type="float">
            <text:p>29,920.40</text:p>
          </table:table-cell>
          <table:table-cell table:style-name="ce248"/>
          <table:table-cell table:style-name="ce248" office:value-type="float" office:value="404877.41" calcext:value-type="float">
            <text:p>404,877.41</text:p>
          </table:table-cell>
          <table:table-cell table:style-name="ce248" office:value-type="float" office:value="3437" calcext:value-type="float">
            <text:p>3,437.00</text:p>
          </table:table-cell>
          <table:table-cell table:style-name="ce248" office:value-type="float" office:value="2286191.51" calcext:value-type="float">
            <text:p>2,286,191.51</text:p>
          </table:table-cell>
          <table:table-cell table:style-name="ce248" office:value-type="float" office:value="26483.4" calcext:value-type="float">
            <text:p>26,483.40</text:p>
          </table:table-cell>
          <table:table-cell table:style-name="ce248" table:formula="of:=[.I18]+[.K18]" office:value-type="float" office:value="29920.4" calcext:value-type="float">
            <text:p>29,920.40</text:p>
          </table:table-cell>
          <table:table-cell table:style-name="ce248" table:formula="of:=[.H18]+[.J18]" office:value-type="float" office:value="2691068.92" calcext:value-type="float">
            <text:p>2,691,068.92</text:p>
          </table:table-cell>
          <table:table-cell table:style-name="ce248" table:formula="of:=[.F18]-[.L18]" office:value-type="float" office:value="0" calcext:value-type="float">
            <text:p>0.00</text:p>
          </table:table-cell>
          <table:table-cell table:style-name="ce254" table:formula="of:=[.E18]-[.M18]" office:value-type="float" office:value="727.470000000205" calcext:value-type="float">
            <text:p>727.47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8]-[.Q18]" office:value-type="float" office:value="2691796.39" calcext:value-type="float">
            <text:p>2,691,796.39</text:p>
          </table:table-cell>
          <table:table-cell/>
          <table:table-cell table:style-name="ce266"/>
          <table:table-cell table:style-name="ce191" table:number-columns-repeated="3"/>
          <table:table-cell table:style-name="ce272"/>
          <table:table-cell table:style-name="ce277"/>
          <table:table-cell table:number-columns-repeated="999"/>
        </table:table-row>
        <table:table-row table:style-name="ro2">
          <table:table-cell table:style-name="ce227" office:value-type="string" calcext:value-type="string">
            <text:p>Agosto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3115640.76" calcext:value-type="float">
            <text:p>3,115,640.76</text:p>
          </table:table-cell>
          <table:table-cell table:style-name="ce235" office:value-type="float" office:value="21234.09" calcext:value-type="float">
            <text:p>21,234.09</text:p>
          </table:table-cell>
          <table:table-cell table:style-name="ce248"/>
          <table:table-cell table:style-name="ce248" office:value-type="float" office:value="489771.52" calcext:value-type="float">
            <text:p>489,771.52</text:p>
          </table:table-cell>
          <table:table-cell table:style-name="ce248" office:value-type="float" office:value="4366.95" calcext:value-type="float">
            <text:p>4,366.95</text:p>
          </table:table-cell>
          <table:table-cell table:style-name="ce248" office:value-type="float" office:value="2618167.52" calcext:value-type="float">
            <text:p>2,618,167.52</text:p>
          </table:table-cell>
          <table:table-cell table:style-name="ce248" office:value-type="float" office:value="9508.74" calcext:value-type="float">
            <text:p>9,508.74</text:p>
          </table:table-cell>
          <table:table-cell table:style-name="ce248" table:formula="of:=[.I19]+[.K19]" office:value-type="float" office:value="13875.69" calcext:value-type="float">
            <text:p>13,875.69</text:p>
          </table:table-cell>
          <table:table-cell table:style-name="ce248" table:formula="of:=[.H19]+[.J19]" office:value-type="float" office:value="3107939.04" calcext:value-type="float">
            <text:p>3,107,939.04</text:p>
          </table:table-cell>
          <table:table-cell table:style-name="ce248" table:formula="of:=[.F19]-[.L19]" office:value-type="float" office:value="7358.4" calcext:value-type="float">
            <text:p>7,358.40</text:p>
          </table:table-cell>
          <table:table-cell table:style-name="ce248" table:formula="of:=[.E19]-[.M19]" office:value-type="float" office:value="7701.71999999881" calcext:value-type="float">
            <text:p>7,701.72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19]-[.Q19]" office:value-type="float" office:value="3115640.76" calcext:value-type="float">
            <text:p>3,115,640.76</text:p>
          </table:table-cell>
          <table:table-cell/>
          <table:table-cell table:style-name="ce267" office:value-type="string" calcext:value-type="string">
            <text:p>Diferencia</text:p>
          </table:table-cell>
          <table:table-cell table:style-name="ce269"/>
          <table:table-cell table:style-name="ce192" table:number-columns-repeated="3"/>
          <table:table-cell table:style-name="ce237"/>
          <table:table-cell table:number-columns-repeated="999"/>
        </table:table-row>
        <table:table-row table:style-name="ro2">
          <table:table-cell table:style-name="ce227" office:value-type="string" calcext:value-type="string">
            <text:p>Septiembre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style-name="ce235" office:value-type="float" office:value="3604668.39" calcext:value-type="float">
            <text:p>3,604,668.39</text:p>
          </table:table-cell>
          <table:table-cell table:style-name="ce235" office:value-type="float" office:value="467120.61" calcext:value-type="float">
            <text:p>467,120.61</text:p>
          </table:table-cell>
          <table:table-cell table:style-name="ce248" table:number-columns-repeated="5"/>
          <table:table-cell table:style-name="ce248" table:formula="of:=[.I20]+[.K20]" office:value-type="float" office:value="0" calcext:value-type="float">
            <text:p>0.00</text:p>
          </table:table-cell>
          <table:table-cell table:style-name="ce248" table:formula="of:=[.H20]+[.J20]" office:value-type="float" office:value="0" calcext:value-type="float">
            <text:p>0.00</text:p>
          </table:table-cell>
          <table:table-cell table:style-name="ce248" table:formula="of:=[.F20]-[.L20]" office:value-type="float" office:value="467120.61" calcext:value-type="float">
            <text:p>467,120.61</text:p>
          </table:table-cell>
          <table:table-cell table:style-name="ce248" table:formula="of:=[.E20]-[.M20]" office:value-type="float" office:value="3604668.39" calcext:value-type="float">
            <text:p>3,604,668.39</text:p>
          </table:table-cell>
          <table:table-cell table:style-name="ce255"/>
          <table:table-cell table:style-name="ce248" office:value-type="float" office:value="0" calcext:value-type="float">
            <text:p>0.00</text:p>
          </table:table-cell>
          <table:table-cell table:style-name="ce248" table:formula="of:=[.E20]-[.Q20]" office:value-type="float" office:value="3604668.39" calcext:value-type="float">
            <text:p>3,604,668.39</text:p>
          </table:table-cell>
          <table:table-cell table:number-columns-repeated="1006"/>
        </table:table-row>
        <table:table-row table:style-name="ro2">
          <table:table-cell table:style-name="ce227" office:value-type="string" calcext:value-type="string">
            <text:p>Octubre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number-columns-repeated="2" table:style-name="ce235" office:value-type="float" office:value="0" calcext:value-type="float">
            <text:p>0.00</text:p>
          </table:table-cell>
          <table:table-cell table:style-name="ce248" table:number-columns-repeated="5"/>
          <table:table-cell table:style-name="ce248" table:formula="of:=[.I21]+[.K21]" office:value-type="float" office:value="0" calcext:value-type="float">
            <text:p>0.00</text:p>
          </table:table-cell>
          <table:table-cell table:style-name="ce248" table:formula="of:=[.H21]+[.J21]" office:value-type="float" office:value="0" calcext:value-type="float">
            <text:p>0.00</text:p>
          </table:table-cell>
          <table:table-cell table:style-name="ce248" table:formula="of:=[.F21]-[.L21]" office:value-type="float" office:value="0" calcext:value-type="float">
            <text:p>0.00</text:p>
          </table:table-cell>
          <table:table-cell table:style-name="ce248" table:formula="of:=[.E21]-[.M21]" office:value-type="float" office:value="0" calcext:value-type="float">
            <text:p>0.00</text:p>
          </table:table-cell>
          <table:table-cell table:style-name="ce255"/>
          <table:table-cell table:style-name="ce248"/>
          <table:table-cell table:style-name="ce248" table:formula="of:=[.E21]-[.Q21]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227" office:value-type="string" calcext:value-type="string">
            <text:p>Noviembre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number-columns-repeated="2" table:style-name="ce235" office:value-type="float" office:value="0" calcext:value-type="float">
            <text:p>0.00</text:p>
          </table:table-cell>
          <table:table-cell table:style-name="ce248" table:number-columns-repeated="5"/>
          <table:table-cell table:style-name="ce248" table:formula="of:=[.I22]+[.K22]" office:value-type="float" office:value="0" calcext:value-type="float">
            <text:p>0.00</text:p>
          </table:table-cell>
          <table:table-cell table:style-name="ce248" table:formula="of:=[.H22]+[.J22]" office:value-type="float" office:value="0" calcext:value-type="float">
            <text:p>0.00</text:p>
          </table:table-cell>
          <table:table-cell table:style-name="ce248" table:formula="of:=[.F22]-[.L22]" office:value-type="float" office:value="0" calcext:value-type="float">
            <text:p>0.00</text:p>
          </table:table-cell>
          <table:table-cell table:style-name="ce248" table:formula="of:=[.E22]-[.M22]" office:value-type="float" office:value="0" calcext:value-type="float">
            <text:p>0.00</text:p>
          </table:table-cell>
          <table:table-cell table:style-name="ce255"/>
          <table:table-cell table:style-name="ce248" table:number-columns-repeated="2"/>
          <table:table-cell table:number-columns-repeated="1006"/>
        </table:table-row>
        <table:table-row table:style-name="ro2">
          <table:table-cell table:style-name="ce227" office:value-type="string" calcext:value-type="string">
            <text:p>Diciembre</text:p>
          </table:table-cell>
          <table:table-cell table:number-columns-repeated="2" table:style-name="ce235" office:value-type="float" office:value="0" calcext:value-type="float">
            <text:p>0.00</text:p>
          </table:table-cell>
          <table:table-cell table:style-name="ce235"/>
          <table:table-cell table:number-columns-repeated="2" table:style-name="ce235" office:value-type="float" office:value="0" calcext:value-type="float">
            <text:p>0.00</text:p>
          </table:table-cell>
          <table:table-cell table:style-name="ce248" table:number-columns-repeated="5"/>
          <table:table-cell table:style-name="ce248" table:formula="of:=[.I23]+[.K23]" office:value-type="float" office:value="0" calcext:value-type="float">
            <text:p>0.00</text:p>
          </table:table-cell>
          <table:table-cell table:style-name="ce248" table:formula="of:=[.H23]+[.J23]" office:value-type="float" office:value="0" calcext:value-type="float">
            <text:p>0.00</text:p>
          </table:table-cell>
          <table:table-cell table:style-name="ce248" table:formula="of:=[.F23]-[.L23]" office:value-type="float" office:value="0" calcext:value-type="float">
            <text:p>0.00</text:p>
          </table:table-cell>
          <table:table-cell table:style-name="ce248" table:formula="of:=[.E23]-[.M23]" office:value-type="float" office:value="0" calcext:value-type="float">
            <text:p>0.00</text:p>
          </table:table-cell>
          <table:table-cell table:style-name="ce255"/>
          <table:table-cell table:style-name="ce248" table:number-columns-repeated="2"/>
          <table:table-cell table:number-columns-repeated="1006"/>
        </table:table-row>
        <table:table-row table:style-name="ro2">
          <table:table-cell table:style-name="ce227"/>
          <table:table-cell table:style-name="ce236" table:number-columns-repeated="3"/>
          <table:table-cell table:style-name="ce243" table:number-columns-repeated="11"/>
          <table:table-cell table:style-name="ce256"/>
          <table:table-cell table:style-name="ce243" table:number-columns-repeated="2"/>
          <table:table-cell table:number-columns-repeated="1006"/>
        </table:table-row>
        <table:table-row table:style-name="ro2">
          <table:table-cell table:style-name="ce227" office:value-type="string" calcext:value-type="string">
            <text:p>TOTAL</text:p>
          </table:table-cell>
          <table:table-cell table:style-name="ce237" table:formula="of:=SUM([.B12:.B21])" office:value-type="float" office:value="0" calcext:value-type="float">
            <text:p>0</text:p>
          </table:table-cell>
          <table:table-cell table:style-name="ce240" table:formula="of:=SUM([.C12:.C21])" office:value-type="float" office:value="0" calcext:value-type="float">
            <text:p>0</text:p>
          </table:table-cell>
          <table:table-cell table:style-name="ce240"/>
          <table:table-cell table:style-name="ce246" table:formula="of:=SUM([.E12:.E21])" office:value-type="float" office:value="20539433.27" calcext:value-type="float">
            <text:p>20,539,433</text:p>
          </table:table-cell>
          <table:table-cell table:style-name="ce246" table:formula="of:=SUM([.F12:.F21])" office:value-type="float" office:value="585144.28" calcext:value-type="float">
            <text:p>585,144</text:p>
          </table:table-cell>
          <table:table-cell table:style-name="ce246" table:number-columns-repeated="3"/>
          <table:table-cell table:style-name="ce246" table:formula="of:=SUM([.J12:.J21])" office:value-type="float" office:value="13163491.81" calcext:value-type="float">
            <text:p>13,163,492</text:p>
          </table:table-cell>
          <table:table-cell table:style-name="ce246" table:number-columns-repeated="4"/>
          <table:table-cell table:style-name="ce246" table:formula="of:=SUM([.O12:.O21])" office:value-type="float" office:value="3625377.29" calcext:value-type="float">
            <text:p>3,625,377</text:p>
          </table:table-cell>
          <table:table-cell table:style-name="ce257"/>
          <table:table-cell table:style-name="ce260" table:formula="of:=SUM([.Q12:.Q21])" office:value-type="float" office:value="0" calcext:value-type="float">
            <text:p>0</text:p>
          </table:table-cell>
          <table:table-cell table:style-name="ce260" table:formula="of:=SUM([.R12:.R21])" office:value-type="float" office:value="20539433.27" calcext:value-type="float">
            <text:p>20,539,4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* al parecer se han declarado menos ventas de las que aparecen en mayores</text:p>
          </table:table-cell>
          <table:table-cell table:number-columns-repeated="2"/>
          <table:table-cell table:style-name="ce247" table:number-columns-repeated="5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1" svg:font-family="Arial2"/>
    <style:font-face style:name="Calibri" svg:font-family="Calibri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0" loext:min-decimal-places="0" number:min-integer-digits="1"/>
      <number:text>%</number:text>
    </number:percentage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2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(</number:text>
      <number:number number:decimal-places="0" loext:min-decimal-places="0" number:min-integer-digits="1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- </number:text>
    </number:number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P1" style:volatile="true">
      <number:text>(</number:text>
      <number:number number:decimal-places="0" loext:min-decimal-places="0" number:min-integer-digits="1"/>
      <number:text>)</number:text>
    </number:number-style>
    <number:number-style style:name="N126P2" style:volatile="true"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number:text>(</number:text>
      <number:number number:decimal-places="0" loext:min-decimal-places="0" number:min-integer-digits="1"/>
      <number:text>)</number:text>
      <style:map style:condition="value()&gt;=0" style:apply-style-name="N127P0"/>
    </number:number-style>
    <number:number-style style:name="N128">
      <number:text> </number:text>
      <number:number number:decimal-places="0" loext:min-decimal-places="0" number:min-integer-digits="1"/>
      <number:text> </number:text>
    </number:number-style>
    <number:number-style style:name="N129">
      <number:text>-</number:text>
      <number:number number:decimal-places="0" loext:min-decimal-places="0" number:min-integer-digits="1"/>
      <number:text> </number:text>
    </number:number-style>
    <number:number-style style:name="N130P0" style:volatile="true">
      <number:text> </number:text>
      <number:number number:decimal-places="0" loext:min-decimal-places="0" number:min-integer-digits="1"/>
      <number:text> </number:text>
    </number:number-style>
    <number:number-style style:name="N130P1" style:volatile="true">
      <number:text>-</number:text>
      <number:number number:decimal-places="0" loext:min-decimal-places="0" number:min-integer-digits="1"/>
      <number:text> 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/>
      <number:text> </number:text>
    </number:number-style>
    <number:number-style style:name="N13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1P0"/>
    </number:number-style>
    <number:number-style style:name="N13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date-style style:name="N138">
      <number:day number:style="long"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">
      <number:number number:decimal-places="1" loext:min-decimal-places="1" number:min-integer-digits="1" number:grouping="true"/>
    </number:number-style>
    <number:number-style style:name="N166">
      <number:text> (</number:text>
      <number:number number:decimal-places="2" loext:min-decimal-places="2" number:min-integer-digits="1" number:grouping="true"/>
      <number:text>)</number:text>
    </number:number-style>
    <number:number-style style:name="N16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number:text>-</number:text>
      <number:number number:decimal-places="0" loext:min-decimal-places="0" number:min-integer-digits="2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 number:grouping="true"/>
    </number:number-style>
    <number:number-style style:name="N168">
      <style:text-properties fo:color="#ff0000"/>
      <number:number number:decimal-places="2" loext:min-decimal-places="2" number:min-integer-digits="1" number:grouping="true"/>
      <style:map style:condition="value()&gt;=0" style:apply-style-name="N168P0"/>
    </number:number-style>
    <number:percentage-style style:name="N169">
      <number:number number:decimal-places="3" loext:min-decimal-places="3" number:min-integer-digits="1"/>
      <number:text>%</number:text>
    </number:percentage-style>
    <number:currency-style style:name="N170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71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71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71P0"/>
    </number:number-style>
    <number:currency-style style:name="N172">
      <number:currency-symbol>$</number:currency-symbol>
      <number:number number:decimal-places="0" loext:min-decimal-places="0" number:min-integer-digits="1" number:grouping="true"/>
    </number:currency-style>
    <number:number-style style:name="N173P0" style:volatile="true">
      <number:number number:decimal-places="2" loext:min-decimal-places="2" number:min-integer-digits="1" number:grouping="true"/>
      <number:text> </number:text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">
      <number:text>-</number:text>
      <number:number number:decimal-places="2" loext:min-decimal-places="2" number:min-integer-digits="1" number:grouping="true"/>
    </number:number-style>
    <number:number-style style:name="N175P0" style:volatile="true">
      <number:text>-</number:text>
      <number:number number:decimal-places="2" loext:min-decimal-places="2" number:min-integer-digits="1" number:grouping="true"/>
    </number:number-style>
    <number:number-style style:name="N175"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date-style style:name="N176">
      <number:day/>
      <number:text> de </number:text>
      <number:month number:textual="true"/>
      <number:text> de </number:text>
      <number:year/>
    </number:date-style>
    <number:number-style style:name="N177P0" style:volatile="true">
      <number:number number:decimal-places="0" loext:min-decimal-places="0" number:min-integer-digits="1" number:grouping="true"/>
    </number:number-style>
    <number:number-style style:name="N177">
      <number:text>-</number:text>
      <number:number number:decimal-places="0" loext:min-decimal-places="0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number:text>-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/>
    </number:number-style>
    <number:number-style style:name="N191">
      <style:text-properties fo:color="#ff0000"/>
      <number:number number:decimal-places="0" loext:min-decimal-places="0" number:min-integer-digits="1"/>
      <style:map style:condition="value()&gt;=0" style:apply-style-name="N191P0"/>
    </number:number-style>
    <number:number-style style:name="N192">
      <number:text>$</number:text>
      <number:number number:decimal-places="0" loext:min-decimal-places="0" number:min-integer-digits="1" number:grouping="true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date-style style:name="N19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7">
      <number:text-content/>
      <style:map style:condition="value()&lt;=1.79769313486232E+308" style:apply-style-name="N197P0"/>
    </number:text-style>
    <number:date-style style:name="N198">
      <number:day number:style="long"/>
      <number:text>-</number:text>
      <number:month number:textual="true"/>
      <number:text>-</number:text>
      <number:year number:style="long"/>
    </number:date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percentage-style style:name="N204">
      <number:number number:decimal-places="1" loext:min-decimal-places="1" number:min-integer-digits="1"/>
      <number:text>%</number:text>
    </number:percentage-style>
    <number:number-style style:name="N20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20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$</number:text>
      <number:number number:decimal-places="0" loext:min-decimal-places="0" number:min-integer-digits="1" number:grouping="true"/>
    </number:number-style>
    <number:number-style style:name="N21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7">
      <number:text>-$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9P0" style:volatile="true">
      <number:text>$</number:text>
      <number:number number:decimal-places="2" loext:min-decimal-places="2" number:min-integer-digits="1" number:grouping="true"/>
    </number:number-style>
    <number:number-style style:name="N219">
      <number:text>-$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P0" style:volatile="true">
      <number:text>$</number:text>
      <number:number number:decimal-places="0" loext:min-decimal-places="0" number:min-integer-digits="1" number:grouping="true"/>
    </number:number-style>
    <number:number-style style:name="N220">
      <number:text>$-</number:text>
      <number:number number:decimal-places="0" loext:min-decimal-places="0" number:min-integer-digits="1" number:grouping="true"/>
      <style:map style:condition="value()&gt;=0" style:apply-style-name="N220P0"/>
    </number:number-style>
    <number:number-style style:name="N221P0" style:volatile="true">
      <number:text>$</number:text>
      <number:number number:decimal-places="2" loext:min-decimal-places="2" number:min-integer-digits="1" number:grouping="true"/>
    </number:number-style>
    <number:number-style style:name="N221">
      <number:text>$-</number:text>
      <number:number number:decimal-places="2" loext:min-decimal-places="2" number:min-integer-digits="1" number:grouping="true"/>
      <style:map style:condition="value()&gt;=0" style:apply-style-name="N221P0"/>
    </number:number-style>
    <number:number-style style:name="N222P0" style:volatile="true">
      <number:text>$</number:text>
      <number:number number:decimal-places="2" loext:min-decimal-places="2" number:min-integer-digits="1" number:grouping="true"/>
    </number:number-style>
    <number:number-style style:name="N2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3P2" style:volatile="true">
      <loext:text> </loext:text>
      <loext:fill-character> </loext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1"/>
    </number:number-style>
    <number:number-style style:name="N231P0" style:volatile="true">
      <number:number number:decimal-places="0" loext:min-decimal-places="0" number:min-integer-digits="1" number:grouping="true"/>
      <number:text> </number:text>
    </number:number-style>
    <number:number-style style:name="N231P1" style:volatile="true">
      <style:text-properties fo:color="#000000"/>
      <number:text>(</number:text>
      <number:number number:decimal-places="2" loext:min-decimal-places="2" number:min-integer-digits="1" number:grouping="true"/>
      <number:text>)</number:text>
    </number:number-style>
    <number:number-style style:name="N231P2" style:volatile="true">
      <number:text>- </number:text>
    </number:number-style>
    <number:text-style style:name="N231">
      <number:text/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19">
      <style:table-cell-properties fo:background-color="transparent" style:vertical-align="automatic"/>
    </style:style>
    <style:style style:name="Millares_20_2_20_2_20_2" style:display-name="Millares 2 2 2" style:family="table-cell" style:parent-style-name="Default" style:data-style-name="N118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23:06.7966234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2T12:28:46.053042022</dc:date>
    <meta:editing-cycles>16</meta:editing-cycles>
    <meta:editing-duration>PT3H42M21S</meta:editing-duration>
    <meta:document-statistic meta:table-count="2" meta:cell-count="480" meta:object-count="0"/>
  </office:meta>
</office:document-meta>
</file>